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font-weight="bold" style:font-name-asian="Times New Roman2" style:font-weight-asian="bold" style:font-name-complex="Times New Roman2" style:font-weight-complex="bold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0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ое с зоной нечувствительност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6">Блок </text:span><text:span text:style-name="T7">реализует преобразование вектора входных сигналов посредством единой нелинейной статической характеристики типа "линейная с зоной нечувствительности" по следующему алгоритму: </text:span></text:p>
            <text:p text:style-name="P3"><draw:frame draw:style-name="fr2" draw:name="graphics1" text:anchor-type="as-char" svg:width="8.47cm" svg:height="7.939cm" draw:z-index="2"><draw:image xlink:href="../images/0070_static.png" xlink:type="simple" xlink:show="embed" xlink:actuate="onLoad"/></draw:frame></text:p>
            <text:p text:style-name="P3"><draw:frame draw:style-name="fr3" draw:name="Объект1" text:anchor-type="as-char" svg:width="7.211cm" svg:height="1.916cm" draw:z-index="3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"><text:span text:style-name="T7">где </text:span><text:span text:style-name="T3">x(t)</text:span><text:span text:style-name="T7"> – вектор входных сигналов, </text:span><text:span text:style-name="T3">y(t)</text:span><text:span text:style-name="T2"> </text:span><text:span text:style-name="T7">– вектор </text:span><text:span text:style-name="T5">выходных</text:span><text:span text:style-name="T7"> сигналов, </text:span><text:span text:style-name="T3">k</text:span><text:span text:style-name="T2"> </text:span><text:span text:style-name="T7">– коэффициент усиления.</text:span></text:p>
            <text:p text:style-name="P2"><text:span text:style-name="T8">Свойства</text:span>:</text:p>
            <text:list xml:id="list9042369030698434812" text:style-name="L1">
              <text:list-item>
                <text:p text:style-name="P7"><text:span text:style-name="T7">Нижняя граница аргумента – </text:span><text:span text:style-name="T5">параметр </text:span><text:span text:style-name="T3">a</text:span><text:span text:style-name="T7">.</text:span></text:p>
              </text:list-item>
              <text:list-item>
                <text:p text:style-name="P7"><text:span text:style-name="T7">Верхняя граница аргумента – параметр </text:span><text:span text:style-name="T3">b</text:span><text:span text:style-name="T7">.</text:span></text:p>
              </text:list-item>
              <text:list-item>
                <text:p text:style-name="P7"><text:span text:style-name="T7">Коэффициент усиления – параметр </text:span><text:span text:style-name="T3">k</text:span><text:span text:style-name="T7">.</text:span></text:p>
              </text:list-item>
            </text:list>
            <text:p text:style-name="P2"><text:span text:style-name="T9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0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зоной нечувствительности</dc:title>
    <dc:date>2014-12-09T12:08:20.07</dc:date>
    <meta:generator>OpenOffice/4.1.1$Win32 OpenOffice.org_project/411m6$Build-9775</meta:generator>
    <meta:editing-duration>PT2H20M28S</meta:editing-duration>
    <meta:editing-cycles>66</meta:editing-cycles>
    <meta:document-statistic meta:table-count="1" meta:image-count="3" meta:object-count="1" meta:page-count="1" meta:paragraph-count="15" meta:word-count="86" meta:character-count="631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[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]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[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]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[x(t)-a], ~ если ~ x(t) &lt; a #
alignl 0, ~ если ~ a &lt;= x(t) &lt;= b #
alignl k cdot [x(t)-b], ~ если ~ x(t) &gt; b}  right none
</annotation>
  </semantics>
</math>
</file>